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iberation Serif" svg:font-family="'Liberatio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366cm"/>
    </style:style>
    <style:style style:name="Tableau1.B" style:family="table-column">
      <style:table-column-properties style:column-width="9.64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7.366cm"/>
    </style:style>
    <style:style style:name="Tableau2.B" style:family="table-column">
      <style:table-column-properties style:column-width="9.64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47bbd" officeooo:paragraph-rsid="00047bb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47bbd" officeooo:paragraph-rsid="00047bb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47bbd" officeooo:paragraph-rsid="00047bb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47bbd" officeooo:paragraph-rsid="00112e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47bbd" officeooo:paragraph-rsid="00047bb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b20fd" officeooo:paragraph-rsid="000b20fd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paragraph-rsid="0022bdba"/>
    </style:style>
    <style:style style:name="P8" style:family="paragraph" style:parent-style-name="Standard">
      <style:text-properties fo:font-style="normal" fo:font-weight="bold" officeooo:paragraph-rsid="0022bdba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5442a" officeooo:paragraph-rsid="0005442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5cc0a" officeooo:paragraph-rsid="0009a0da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weight="normal" officeooo:paragraph-rsid="0009a0da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paragraph-rsid="0022bdba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14ff9c" officeooo:paragraph-rsid="0014ff9c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15637c" officeooo:paragraph-rsid="0015637c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0b20fd" officeooo:paragraph-rsid="000b20fd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1961e9" officeooo:paragraph-rsid="001961e9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1b36b4" officeooo:paragraph-rsid="001b36b4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983e3" officeooo:paragraph-rsid="00204569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b3f43" officeooo:paragraph-rsid="002185d9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ecd2b" officeooo:paragraph-rsid="001ecd2b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officeooo:paragraph-rsid="0022bdba"/>
    </style:style>
    <style:style style:name="T1" style:family="text">
      <style:text-properties officeooo:rsid="0009a0da"/>
    </style:style>
    <style:style style:name="T2" style:family="text">
      <style:text-properties officeooo:rsid="000b20fd"/>
    </style:style>
    <style:style style:name="T3" style:family="text">
      <style:text-properties officeooo:rsid="000dcd6b"/>
    </style:style>
    <style:style style:name="T4" style:family="text">
      <style:text-properties officeooo:rsid="000f898e"/>
    </style:style>
    <style:style style:name="T5" style:family="text">
      <style:text-properties officeooo:rsid="000e5333"/>
    </style:style>
    <style:style style:name="T6" style:family="text">
      <style:text-properties officeooo:rsid="001b36b4"/>
    </style:style>
    <style:style style:name="T7" style:family="text">
      <style:text-properties fo:font-weight="normal" officeooo:rsid="001c5f91" style:font-weight-asian="normal" style:font-weight-complex="normal"/>
    </style:style>
    <style:style style:name="T8" style:family="text">
      <style:text-properties fo:language="zxx" fo:country="none" fo:font-weight="normal" officeooo:rsid="00236e63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officeooo:rsid="001ecd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ille de notation <text:span text:style-name="T5">projet NSI</text:span></text:p>
      <text:p text:style-name="P1"/>
      <text:p text:style-name="P1"/>
      <text:p text:style-name="P3">Nom et prénom de l'élève:</text:p>
      <text:p text:style-name="P5"/>
      <text:p text:style-name="P6">heure début:</text:p>
      <text:p text:style-name="P6">heure fi<text:span text:style-name="T4">n</text:span>:</text:p>
      <text:p text:style-name="P5"/>
      <text:p text:style-name="P5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Compétences</text:p>
          </table:table-cell>
          <table:table-cell table:style-name="Tableau1.B1" office:value-type="string">
            <text:p text:style-name="P9"><text:span text:style-name="T1">c</text:span>apacités et exemples observables</text:p>
          </table:table-cell>
        </table:table-row>
        <table:table-row>
          <table:table-cell table:style-name="Tableau1.A2" table:number-rows-spanned="10" office:value-type="string">
            <text:p text:style-name="P12">Concevoir et réaliser une solution informatique en réponse à un problème</text:p>
          </table:table-cell>
          <table:table-cell table:style-name="Tableau1.B2" office:value-type="string">
            <text:p text:style-name="P19">Analyse sur papier (brainstorming)</text:p>
          </table:table-cell>
        </table:table-row>
        <table:table-row>
          <table:covered-table-cell/>
          <table:table-cell table:style-name="Tableau1.B2" office:value-type="string">
            <text:p text:style-name="P17">Algorithme sur papier ou algorigramme sous Flowgorithm</text:p>
          </table:table-cell>
        </table:table-row>
        <table:table-row>
          <table:covered-table-cell/>
          <table:table-cell table:style-name="Tableau1.B2" office:value-type="string">
            <text:p text:style-name="P20">Présence des tests de l'algorigramme sous Flowgorithm ou des tests manuels de l'algorithme sur papier</text:p>
          </table:table-cell>
        </table:table-row>
        <table:table-row>
          <table:covered-table-cell/>
          <table:table-cell table:style-name="Tableau1.B2" office:value-type="string">
            <text:p text:style-name="P14">Présence d'une boucle <text:s/>for ou while</text:p>
          </table:table-cell>
        </table:table-row>
        <table:table-row>
          <table:covered-table-cell/>
          <table:table-cell table:style-name="Tableau1.B2" office:value-type="string">
            <text:p text:style-name="P14">Présence d'au moins une décision if</text:p>
          </table:table-cell>
        </table:table-row>
        <table:table-row>
          <table:covered-table-cell/>
          <table:table-cell table:style-name="Tableau1.B2" office:value-type="string">
            <text:p text:style-name="P15">Présence de variables globales et locales</text:p>
          </table:table-cell>
        </table:table-row>
        <table:table-row>
          <table:covered-table-cell/>
          <table:table-cell table:style-name="Tableau1.B2" office:value-type="string">
            <text:p text:style-name="P15">Présence de commentaires et de doc string</text:p>
          </table:table-cell>
        </table:table-row>
        <table:table-row>
          <table:covered-table-cell/>
          <table:table-cell table:style-name="Tableau1.B2" office:value-type="string">
            <text:p text:style-name="P15">Présence d'assertion<text:span text:style-name="T6">s</text:span> <text:span text:style-name="T6">pour les pré et post conditions</text:span></text:p>
          </table:table-cell>
        </table:table-row>
        <table:table-row>
          <table:covered-table-cell/>
          <table:table-cell table:style-name="Tableau1.B2" office:value-type="string">
            <text:p text:style-name="P18">Présence de tableaux, tuples ou dictionnaires</text:p>
          </table:table-cell>
        </table:table-row>
        <table:table-row>
          <table:covered-table-cell/>
          <table:table-cell table:style-name="Tableau1.B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2">Collaborer efficacement au sein d'une équipe dans le cadre d'un projet </text:p>
          </table:table-cell>
          <table:table-cell table:style-name="Tableau1.B2" office:value-type="string">
            <text:p text:style-name="P11">Agir au sein d'une équipe </text:p>
            <text:p text:style-name="P11">Rechercher et partager </text:p>
            <text:p text:style-name="P11">Maîtriser l'utilisation d'outils numériques collaboratifs </text:p>
          </table:table-cell>
        </table:table-row>
        <table:table-row>
          <table:table-cell table:style-name="Tableau1.A2" office:value-type="string">
            <text:p text:style-name="P12">Communiquer à l'oral </text:p>
          </table:table-cell>
          <table:table-cell table:style-name="Tableau1.B2" office:value-type="string">
            <text:p text:style-name="P11">Documenter un projet numérique </text:p>
            <text:p text:style-name="P11">Présenter </text:p>
            <text:p text:style-name="P11">Argumenter </text:p>
          </table:table-cell>
        </table:table-row>
        <table:table-row>
          <table:table-cell table:style-name="Tableau1.A2" office:value-type="string">
            <text:p text:style-name="P21">L'exposé doit clairement présenter dans le détail les éléments de programmes issus d'internet et les éléments de programmes développés personnellement.</text:p>
            <text:p text:style-name="P21">Les liens vers les sites doivent être donnés dans le diaporama.</text:p>
          </table:table-cell>
          <table:table-cell table:style-name="Tableau1.B2" office:value-type="string">
            <text:p text:style-name="P11">- <text:span text:style-name="T9">4 points si l'exposé et le diaporama ne présentent pas ces éléments.</text:span></text:p>
          </table:table-cell>
        </table:table-row>
        <table:table-row>
          <table:table-cell table:style-name="Tableau1.A2" office:value-type="string">
            <text:p text:style-name="P16">L'exposé doit durer <text:span text:style-name="T3">5</text:span> minutes</text:p>
          </table:table-cell>
          <table:table-cell table:style-name="Tableau1.B2" office:value-type="string">
            <text:p text:style-name="P11">-<text:span text:style-name="T2">1 point par tranche de 30 secondes en plus ou en moi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<text:span text:style-name="T7">Hors notation: montrer le fonctionnem</text:span><text:span text:style-name="T8">e</text:span><text:span text:style-name="T7">nt du programme</text:span></text:p>
          </table:table-cell>
          <table:table-cell table:style-name="Tableau2.B1" office:value-type="string">
            <text:p text:style-name="P13"/>
          </table:table-cell>
        </table:table-row>
      </table:table>
      <text:p text:style-name="P7"/>
      <text:p text:style-name="P8">un seul élève présente le travail du groupe. Il en est le porte parole. La note est commune à tout le group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iberation Serif" svg:font-family="'Liberatio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zxx" fo:country="none" style:language-asian="zxx" style:country-asian="none" style:language-complex="zxx" style:country-complex="non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2pt" fo:language="fr" fo:country="FR" style:letter-kerning="true" style:font-name-asian="Arial2" style:font-family-asian="Arial" style:font-family-generic-asian="system" style:font-pitch-asian="variable" style:font-size-asian="12pt" style:language-asian="hi" style:country-asian="IN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43M32S</meta:editing-duration>
    <meta:editing-cycles>29</meta:editing-cycles>
    <meta:generator>LibreOffice/6.4.4.2$Windows_X86_64 LibreOffice_project/3d775be2011f3886db32dfd395a6a6d1ca2630ff</meta:generator>
    <dc:date>2022-02-22T14:54:29.534000000</dc:date>
    <meta:document-statistic meta:table-count="2" meta:image-count="0" meta:object-count="0" meta:page-count="1" meta:paragraph-count="31" meta:word-count="218" meta:character-count="1412" meta:non-whitespace-character-count="1216"/>
    <meta:user-defined meta:name="Info 1"/>
    <meta:user-defined meta:name="Info 2"/>
    <meta:user-defined meta:name="Info 3"/>
    <meta:user-defined meta:name="Info 4"/>
  </office:meta>
</office:document-meta>
</file>